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748cm" fo:min-width="3.2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748cm" fo:min-width="3.2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.7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627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634cm" svg:y1="8.159cm" svg:x2="5.418cm" svg:y2="8.719cm" draw:start-shape="id1" draw:start-glue-point="10" draw:end-shape="id2" draw:end-glue-point="0" svg:d="M2634 8159h2784v560" svg:viewBox="0 0 2785 561">
          <text:p/>
        </draw:connector>
        <draw:connector draw:style-name="gr1" draw:text-style-name="P1" draw:layer="layout" svg:x1="5.418cm" svg:y1="13.251cm" svg:x2="2.634cm" svg:y2="13.819cm" draw:start-shape="id2" draw:start-glue-point="2" draw:end-shape="id3" draw:end-glue-point="10" svg:d="M5418 13251v568h-2784" svg:viewBox="0 0 2785 569">
          <text:p/>
        </draw:connector>
        <draw:g xml:id="id2" draw:id="id2">
          <draw:path draw:style-name="gr2" draw:text-style-name="P2" draw:layer="layout" svg:width="0.682cm" svg:height="0.326cm" draw:transform="skewX (0.0527089434102288) rotate (-2.97491371002434) translate (6.08186752077591cm 10.5623975914879cm)" svg:viewBox="0 0 683 327" svg:d="M683 0c-635-2-683 327-683 327">
            <text:p/>
          </draw:path>
          <draw:path draw:style-name="gr2" draw:text-style-name="P2" draw:layer="layout" svg:width="0.685cm" svg:height="0.326cm" draw:transform="skewX (-0.0434586983746588) rotate (-0.166678943565459) translate (5.40816950735481cm 9.85448158713089cm)" svg:viewBox="0 0 686 327" svg:d="M0 0c636-2 686 327 686 327">
            <text:p/>
          </draw:path>
          <draw:path draw:style-name="gr2" draw:text-style-name="P2" draw:layer="layout" svg:width="0.677cm" svg:height="0.13cm" draw:transform="skewX (0.235270383168836) rotate (3.0771900041912) translate (5.40898361367781cm 10.6642210296601cm)" svg:viewBox="0 0 678 131" svg:d="M0 0c628 0 678 131 678 131">
            <text:p/>
          </draw:path>
          <draw:path draw:style-name="gr2" draw:text-style-name="P2" draw:layer="layout" svg:width="0.676cm" svg:height="0.194cm" draw:transform="skewX (-0.0961676417848875) rotate (0.097563905186483) translate (4.75763029380059cm 10.327257269925cm)" svg:viewBox="0 0 677 195" svg:d="M677 0c-629 0-677 195-677 195">
            <text:p/>
          </draw:path>
          <draw:path draw:style-name="gr2" draw:text-style-name="P2" draw:layer="layout" svg:width="0.685cm" svg:height="0.323cm" draw:transform="skewX (-0.0502654824574367) rotate (-0.171391332545844) translate (5.42773413033382cm 10.2602619189055cm)" svg:viewBox="0 0 686 324" svg:d="M0 0c636-5 686 324 686 324">
            <text:p/>
          </draw:path>
          <draw:path draw:style-name="gr2" draw:text-style-name="P2" draw:layer="layout" svg:width="0.683cm" svg:height="0.326cm" draw:transform="skewX (0.0504400153826361) rotate (-2.97491371002434) translate (6.10216071830132cm 11.0304607900406cm)" svg:viewBox="0 0 684 327" svg:d="M684 0c-635-2-684 327-684 327">
            <text:p/>
          </draw:path>
          <draw:path draw:style-name="gr2" draw:text-style-name="P2" draw:layer="layout" svg:width="0.675cm" svg:height="0.13cm" draw:transform="skewX (0.228463599086058) rotate (3.0771900041912) translate (5.41224350315296cm 11.1439203982262cm)" svg:viewBox="0 0 676 131" svg:d="M0 0c628 0 676 131 676 131">
            <text:p/>
          </draw:path>
          <draw:path draw:style-name="gr2" draw:text-style-name="P2" draw:layer="layout" svg:width="0.676cm" svg:height="0.194cm" draw:transform="skewX (-0.0965167076352864) rotate (0.097563905186483) translate (4.75756186953875cm 10.8079228543937cm)" svg:viewBox="0 0 677 195" svg:d="M677 0c-629 0-677 195-677 195">
            <text:p/>
          </draw:path>
          <draw:path draw:style-name="gr2" draw:text-style-name="P2" draw:layer="layout" svg:width="0.685cm" svg:height="0.324cm" draw:transform="skewX (-0.0479965544298441) rotate (-0.169820536219049) translate (5.4277316576574cm 10.7409413399531cm)" svg:viewBox="0 0 686 325" svg:d="M0 0c636-4 686 325 686 325">
            <text:p/>
          </draw:path>
          <draw:path draw:style-name="gr2" draw:text-style-name="P2" draw:layer="layout" svg:width="0.682cm" svg:height="0.327cm" draw:transform="skewX (0.0502654824574367) rotate (-2.97648450635113) translate (6.08227249509852cm 11.5237714333831cm)" svg:viewBox="0 0 683 328" svg:d="M683 0c-635-1-683 328-683 328">
            <text:p/>
          </draw:path>
          <draw:path draw:style-name="gr2" draw:text-style-name="P2" draw:layer="layout" svg:width="0.675cm" svg:height="0.13cm" draw:transform="skewX (0.228463599086058) rotate (3.0771900041912) translate (5.41224350315296cm 11.6245792856942cm)" svg:viewBox="0 0 676 131" svg:d="M0 0c628 0 676 131 676 131">
            <text:p/>
          </draw:path>
          <draw:path draw:style-name="gr2" draw:text-style-name="P2" draw:layer="layout" svg:width="0.677cm" svg:height="0.193cm" draw:transform="skewX (-0.0965167076352864) rotate (0.0989601685880785) translate (4.75747175258602cm 11.2885765171064cm)" svg:viewBox="0 0 678 194" svg:d="M678 0c-630-1-678 194-678 194">
            <text:p/>
          </draw:path>
          <draw:path draw:style-name="gr2" draw:text-style-name="P2" draw:layer="layout" svg:width="0.685cm" svg:height="0.324cm" draw:transform="skewX (-0.0481710873550435) rotate (-0.169820536219049) translate (5.42773165111756cm 11.2206408273227cm)" svg:viewBox="0 0 686 325" svg:d="M0 0c636-4 686 325 686 325">
            <text:p/>
          </draw:path>
          <draw:path draw:style-name="gr2" draw:text-style-name="P2" draw:layer="layout" svg:width="0.683cm" svg:height="0.327cm" draw:transform="skewX (0.047996554429844) rotate (-2.97648450635113) translate (6.10256816135933cm 11.9688098305577cm)" svg:viewBox="0 0 684 328" svg:d="M684 0c-635-1-684 328-684 328">
            <text:p/>
          </draw:path>
          <draw:line draw:style-name="gr2" draw:text-style-name="P2" draw:layer="layout" svg:x1="5.405cm" svg:y1="9.892cm" svg:x2="5.418cm" svg:y2="8.719cm">
            <text:p/>
          </draw:line>
          <draw:line draw:style-name="gr2" draw:text-style-name="P2" draw:layer="layout" svg:x1="5.417cm" svg:y1="13.25cm" svg:x2="5.43cm" svg:y2="12.077cm">
            <text:p/>
          </draw:line>
        </draw:g>
        <draw:g xml:id="id5" draw:id="id5">
          <draw:path draw:style-name="gr2" draw:text-style-name="P2" draw:layer="layout" svg:width="0.684cm" svg:height="0.327cm" draw:transform="skewX (-0.045553093477052) rotate (2.97648450635113) translate (8.46947684587463cm 10.7016093881783cm)" svg:viewBox="0 0 685 328" svg:d="M0 0c635 0 685 328 685 328">
            <text:p/>
          </draw:path>
          <draw:path draw:style-name="gr2" draw:text-style-name="P2" draw:layer="layout" svg:width="0.686cm" svg:height="0.327cm" draw:transform="skewX (0.0387463093942741) rotate (0.165108147238664) translate (7.79162133622228cm 9.99336766483327cm)" svg:viewBox="0 0 687 328" svg:d="M687 0c-635 0-687 328-687 328">
            <text:p/>
          </draw:path>
          <draw:path draw:style-name="gr2" draw:text-style-name="P2" draw:layer="layout" svg:width="0.678cm" svg:height="0.129cm" draw:transform="skewX (-0.240855436775217) rotate (-3.07561920786441) translate (9.14561575528088cm 10.6454132510236cm)" svg:viewBox="0 0 679 130" svg:d="M679 0c-628-1-679 130-679 130">
            <text:p/>
          </draw:path>
          <draw:path draw:style-name="gr2" draw:text-style-name="P2" draw:layer="layout" svg:width="0.678cm" svg:height="0.193cm" draw:transform="skewX (0.104196156344061) rotate (-0.0989601685880788) translate (8.4460494428255cm 10.2871727185813cm)" svg:viewBox="0 0 679 194" svg:d="M0 0c629-1 679 194 679 194">
            <text:p/>
          </draw:path>
          <draw:path draw:style-name="gr2" draw:text-style-name="P2" draw:layer="layout" svg:width="0.686cm" svg:height="0.324cm" draw:transform="skewX (0.0457276264022514) rotate (0.169471470368649) translate (7.77358987960622cm 10.4019496543416cm)" svg:viewBox="0 0 687 325" svg:d="M687 0c-636-4-687 325-687 325">
            <text:p/>
          </draw:path>
          <draw:path draw:style-name="gr2" draw:text-style-name="P2" draw:layer="layout" svg:width="0.685cm" svg:height="0.327cm" draw:transform="skewX (-0.0432841654494594) rotate (2.97648450635113) translate (8.44991773180543cm 11.1697960888174cm)" svg:viewBox="0 0 686 328" svg:d="M0 0c635 0 686 328 686 328">
            <text:p/>
          </draw:path>
          <draw:path draw:style-name="gr2" draw:text-style-name="P2" draw:layer="layout" svg:width="0.675cm" svg:height="0.13cm" draw:transform="skewX (-0.223053078404875) rotate (-3.0771900041912) translate (9.13970161410549cm 11.1263492885429cm)" svg:viewBox="0 0 676 131" svg:d="M676 0c-628 0-676 131-676 131">
            <text:p/>
          </draw:path>
          <draw:path draw:style-name="gr2" draw:text-style-name="P2" draw:layer="layout" svg:width="0.678cm" svg:height="0.194cm" draw:transform="skewX (0.104196156344061) rotate (-0.097389372261284) translate (8.44604792663144cm 10.7678389589236cm)" svg:viewBox="0 0 679 195" svg:d="M0 0c629 0 679 195 679 195">
            <text:p/>
          </draw:path>
          <draw:path draw:style-name="gr2" draw:text-style-name="P2" draw:layer="layout" svg:width="0.685cm" svg:height="0.323cm" draw:transform="skewX (0.0479965544298441) rotate (0.171042266695444) translate (7.77394368586309cm 10.8836206649781cm)" svg:viewBox="0 0 686 324" svg:d="M686 0c-635-5-686 324-686 324">
            <text:p/>
          </draw:path>
          <draw:path draw:style-name="gr2" draw:text-style-name="P2" draw:layer="layout" svg:width="0.684cm" svg:height="0.326cm" draw:transform="skewX (-0.0478220215046446) rotate (2.97491371002433) translate (8.46947636875868cm 11.6619717614412cm)" svg:viewBox="0 0 685 327" svg:d="M0 0c635-1 685 327 685 327">
            <text:p/>
          </draw:path>
          <draw:path draw:style-name="gr2" draw:text-style-name="P2" draw:layer="layout" svg:width="0.675cm" svg:height="0.13cm" draw:transform="skewX (-0.223053078404875) rotate (-3.0771900041912) translate (9.13970161410549cm 11.607008176011cm)" svg:viewBox="0 0 676 131" svg:d="M676 0c-628 0-676 131-676 131">
            <text:p/>
          </draw:path>
          <draw:path draw:style-name="gr2" draw:text-style-name="P2" draw:layer="layout" svg:width="0.678cm" svg:height="0.194cm" draw:transform="skewX (0.104196156344061) rotate (-0.097389372261284) translate (8.44604792663144cm 11.2475384474147cm)" svg:viewBox="0 0 679 195" svg:d="M0 0c629 0 679 195 679 195">
            <text:p/>
          </draw:path>
          <draw:path draw:style-name="gr2" draw:text-style-name="P2" draw:layer="layout" svg:width="0.686cm" svg:height="0.323cm" draw:transform="skewX (0.0459021593274508) rotate (0.171042266695444) translate (7.77327435367705cm 11.3634357672128cm)" svg:viewBox="0 0 687 324" svg:d="M687 0c-636-5-687 324-687 324">
            <text:p/>
          </draw:path>
          <draw:path draw:style-name="gr2" draw:text-style-name="P2" draw:layer="layout" svg:width="0.685cm" svg:height="0.326cm" draw:transform="skewX (-0.045553093477052) rotate (2.97491371002433) translate (8.44991724567287cm 12.1071328851146cm)" svg:viewBox="0 0 686 327" svg:d="M0 0c635-1 686 327 686 327">
            <text:p/>
          </draw:path>
          <draw:line draw:style-name="gr2" draw:text-style-name="P2" draw:layer="layout" svg:x1="8.473cm" svg:y1="9.917cm" svg:x2="8.46cm" svg:y2="8.744cm">
            <text:p/>
          </draw:line>
          <draw:line draw:style-name="gr2" draw:text-style-name="P2" draw:layer="layout" svg:x1="8.461cm" svg:y1="13.276cm" svg:x2="8.448cm" svg:y2="12.103cm">
            <text:p/>
          </draw:line>
        </draw:g>
        <draw:line draw:style-name="gr3" draw:text-style-name="P2" draw:layer="layout" svg:x1="7.159cm" svg:y1="9.677cm" svg:x2="7.159cm" svg:y2="12.368cm">
          <text:p/>
        </draw:line>
        <draw:line draw:style-name="gr3" draw:text-style-name="P2" draw:layer="layout" svg:x1="6.833cm" svg:y1="9.678cm" svg:x2="6.833cm" svg:y2="12.369cm">
          <text:p/>
        </draw:line>
        <draw:custom-shape draw:style-name="gr4" draw:text-style-name="P1" xml:id="id4" draw:id="id4" draw:layer="layout" svg:width="3.739cm" svg:height="5.998cm" svg:x="9.733cm" svg:y="7.95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74cm" svg:height="5.998cm" svg:x="14.867cm" svg:y="7.95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734cm" svg:y1="8.389cm" svg:x2="8.459cm" svg:y2="8.744cm" draw:start-shape="id4" draw:start-glue-point="4" draw:end-shape="id5" draw:end-glue-point="0" svg:d="M9734 8389h-1275v355" svg:viewBox="0 0 1276 356">
          <text:p/>
        </draw:connector>
        <draw:connector draw:style-name="gr1" draw:text-style-name="P1" draw:layer="layout" svg:x1="8.459cm" svg:y1="13.277cm" svg:x2="9.734cm" svg:y2="13.488cm" draw:start-shape="id5" draw:start-glue-point="2" draw:end-shape="id4" draw:end-glue-point="5" svg:d="M8459 13277v211h1275" svg:viewBox="0 0 1276 212">
          <text:p/>
        </draw:connector>
        <draw:connector draw:style-name="gr1" draw:text-style-name="P1" draw:layer="layout" svg:x1="13.471cm" svg:y1="8.389cm" svg:x2="14.868cm" svg:y2="8.389cm" draw:start-shape="id4" draw:start-glue-point="6" draw:end-shape="id6" draw:end-glue-point="4" svg:d="M13471 8389h1397" svg:viewBox="0 0 1398 1">
          <text:p/>
        </draw:connector>
        <draw:connector draw:style-name="gr1" draw:text-style-name="P1" draw:layer="layout" svg:x1="13.471cm" svg:y1="13.56cm" svg:x2="14.868cm" svg:y2="13.488cm" draw:start-shape="id4" draw:start-glue-point="7" draw:end-shape="id6" draw:end-glue-point="5" svg:d="M13471 13560h698v-72h699" svg:viewBox="0 0 1398 73">
          <text:p/>
        </draw:connector>
        <draw:custom-shape draw:style-name="gr6" draw:text-style-name="P1" xml:id="id8" draw:id="id8" draw:layer="layout" svg:width="0.229cm" svg:height="0.27cm" svg:x="19.808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229cm" svg:height="0.27cm" svg:x="19.808cm" svg:y="1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8.607cm" svg:y1="13.56cm" svg:x2="19.808cm" svg:y2="13.566cm" draw:start-shape="id6" draw:start-glue-point="7" draw:end-shape="id7" draw:end-glue-point="6" svg:d="M18607 13560h600v6h601" svg:viewBox="0 0 1202 7">
          <text:p/>
        </draw:connector>
        <draw:connector draw:style-name="gr1" draw:text-style-name="P1" draw:layer="layout" svg:x1="18.607cm" svg:y1="8.389cm" svg:x2="19.808cm" svg:y2="8.385cm" draw:start-shape="id6" draw:start-glue-point="6" draw:end-shape="id8" draw:end-glue-point="6" svg:d="M18607 8389h600v-4h601" svg:viewBox="0 0 1202 5">
          <text:p/>
        </draw:connector>
        <draw:custom-shape draw:style-name="gr6" draw:text-style-name="P1" xml:id="id1" draw:id="id1" draw:layer="layout" svg:width="0.229cm" svg:height="0.27cm" svg:x="2.405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229cm" svg:height="0.27cm" svg:x="2.40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99cm" svg:height="3.095cm" svg:x="1.508cm" svg:y="9.798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8" draw:text-style-name="P5" draw:layer="layout" svg:width="1.383cm" svg:height="0.962cm" svg:x="6.426cm" svg:y="8.614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34:01.554505404</meta:creation-date>
    <dc:date>2021-04-26T10:34:48.625393470</dc:date>
    <meta:editing-duration>PT49S</meta:editing-duration>
    <meta:editing-cycles>1</meta:editing-cycles>
    <meta:document-statistic meta:object-count="52"/>
    <meta:generator>LibreOffice/6.4.6.2$Linux_X86_64 LibreOffice_project/40$Build-2</meta:generator>
  </office:meta>
</office:document-meta>
</file>